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37"/>
    <style:style style:name="ce5" style:family="table-cell" style:parent-style-name="Default">
      <style:text-properties fo:color="#c9211e"/>
    </style:style>
    <style:style style:name="ce6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 table:style-name="ce5" office:value-type="string" calcext:value-type="string">
            <text:p>ANSWER 1.1</text:p>
          </table:table-cell>
          <table:table-cell table:number-columns-repeated="37"/>
        </table:table-row>
        <table:table-row table:style-name="ro1" table:number-rows-repeated="4">
          <table:table-cell table:number-columns-repeated="38"/>
        </table:table-row>
        <table:table-row table:style-name="ro1">
          <table:table-cell/>
          <table:table-cell office:value-type="string" calcext:value-type="string">
            <text:p>RepID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TerrI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Date of joining company</text:p>
          </table:table-cell>
          <table:table-cell/>
          <table:table-cell office:value-type="string" calcext:value-type="string">
            <text:p>Date of leaving company</text:p>
          </table:table-cell>
          <table:table-cell/>
          <table:table-cell office:value-type="string" calcext:value-type="string">
            <text:p>No. of working days for employee in company</text:p>
          </table:table-cell>
          <table:table-cell table:number-columns-repeated="3"/>
          <table:table-cell office:value-type="string" calcext:value-type="string">
            <text:p>Date of territory allotment to employee</text:p>
          </table:table-cell>
          <table:table-cell table:number-columns-repeated="2"/>
          <table:table-cell office:value-type="string" calcext:value-type="string">
            <text:p>Date of territory termination of employee</text:p>
          </table:table-cell>
          <table:table-cell office:value-type="string" calcext:value-type="string">
            <text:p>ation of territory allotment</text:p>
          </table:table-cell>
          <table:table-cell office:value-type="string" calcext:value-type="string">
            <text:p>ry termination of </text:p>
          </table:table-cell>
          <table:table-cell office:value-type="string" calcext:value-type="string">
            <text:p><text:s text:c="2"/>No. of days in territory of any employee</text:p>
          </table:table-cell>
          <table:table-cell table:number-columns-repeated="2"/>
          <table:table-cell office:value-type="string" calcext:value-type="string">
            <text:p>IF(No. Of working days in company&gt;90 days AND IF(No. Of days in territory &gt;0),”{(SALES-GOALS)/(GOAL)}*100</text:p>
          </table:table-cell>
          <table:table-cell table:number-columns-repeated="7"/>
          <table:table-cell office:value-type="string" calcext:value-type="string">
            <text:p>And it will be equal to Employee peformance</text:p>
          </table:table-cell>
          <table:table-cell table:number-columns-repeated="3"/>
          <table:table-cell office:value-type="string" calcext:value-type="string">
            <text:p>Grade Pay</text:p>
          </table:table-cell>
          <table:table-cell/>
          <table:table-cell office:value-type="string" calcext:value-type="string">
            <text:p>Payout=Grade Pay+Employee Performance</text:p>
          </table:table-cell>
        </table:table-row>
      </table:table>
      <table:table table:name="Sheet2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ANSWER 1.2</text:p>
          </table:table-cell>
          <table:table-cell office:value-type="string" calcext:value-type="string">
            <text:p>Answer 1.2</text:p>
          </table:table-cell>
          <table:table-cell table:number-columns-repeated="37"/>
        </table:table-row>
        <table:table-row table:style-name="ro1" table:number-rows-repeated="5">
          <table:table-cell table:number-columns-repeated="39"/>
        </table:table-row>
        <table:table-row table:style-name="ro1">
          <table:table-cell/>
          <table:table-cell office:value-type="string" calcext:value-type="string">
            <text:p>Sr. No.</text:p>
          </table:table-cell>
          <table:table-cell office:value-type="string" calcext:value-type="string">
            <text:p>RepID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TerrI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Date of joining company</text:p>
          </table:table-cell>
          <table:table-cell/>
          <table:table-cell office:value-type="string" calcext:value-type="string">
            <text:p>Date of leaving company</text:p>
          </table:table-cell>
          <table:table-cell table:number-columns-repeated="9"/>
          <table:table-cell office:value-type="string" calcext:value-type="string">
            <text:p>ation of territory allotment</text:p>
          </table:table-cell>
          <table:table-cell office:value-type="string" calcext:value-type="string">
            <text:p>ry termination of </text:p>
          </table:table-cell>
          <table:table-cell office:value-type="string" calcext:value-type="string">
            <text:p><text:s text:c="2"/>No. of days in territory of any employee</text:p>
          </table:table-cell>
          <table:table-cell table:number-columns-repeated="2"/>
          <table:table-cell office:value-type="string" calcext:value-type="string">
            <text:p>IF(No. Of working days in company&gt;90 days AND IF(No. Of days in territory &gt;0),”{(SALES-GOALS)/(GOAL)}*100</text:p>
          </table:table-cell>
          <table:table-cell table:number-columns-repeated="7"/>
          <table:table-cell office:value-type="string" calcext:value-type="string">
            <text:p>And it will be equal to Employee peformance</text:p>
          </table:table-cell>
          <table:table-cell table:number-columns-repeated="3"/>
          <table:table-cell office:value-type="string" calcext:value-type="string">
            <text:p>Grade Pay</text:p>
          </table:table-cell>
          <table:table-cell/>
          <table:table-cell office:value-type="string" calcext:value-type="string">
            <text:p>Payout=Grade Pay+Employee Performance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Nisha Arora</text:p>
          </table:table-cell>
          <table:table-cell office:value-type="string" calcext:value-type="string">
            <text:p>A110203</text:p>
          </table:table-cell>
          <table:table-cell office:value-type="float" office:value="3875" calcext:value-type="float">
            <text:p>3875</text:p>
          </table:table-cell>
          <table:table-cell office:value-type="float" office:value="2417" calcext:value-type="float">
            <text:p>2417</text:p>
          </table:table-cell>
          <table:table-cell table:style-name="ce6" office:value-type="date" office:date-value="2020-07-06" calcext:value-type="date">
            <text:p>06/07/20</text:p>
          </table:table-cell>
          <table:table-cell table:number-columns-repeated="28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kit Aggrawal</text:p>
          </table:table-cell>
          <table:table-cell office:value-type="string" calcext:value-type="string">
            <text:p>A110302</text:p>
          </table:table-cell>
          <table:table-cell office:value-type="float" office:value="1196" calcext:value-type="float">
            <text:p>1196</text:p>
          </table:table-cell>
          <table:table-cell office:value-type="float" office:value="1133" calcext:value-type="float">
            <text:p>1133</text:p>
          </table:table-cell>
          <table:table-cell table:style-name="ce6" office:value-type="date" office:date-value="2019-10-01" calcext:value-type="date">
            <text:p>01/10/19</text:p>
          </table:table-cell>
          <table:table-cell table:number-columns-repeated="28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kaansh Singh</text:p>
          </table:table-cell>
          <table:table-cell office:value-type="string" calcext:value-type="string">
            <text:p>A210908</text:p>
          </table:table-cell>
          <table:table-cell office:value-type="float" office:value="3232" calcext:value-type="float">
            <text:p>3232</text:p>
          </table:table-cell>
          <table:table-cell office:value-type="float" office:value="2245" calcext:value-type="float">
            <text:p>2245</text:p>
          </table:table-cell>
          <table:table-cell table:style-name="ce6" office:value-type="date" office:date-value="2017-05-12" calcext:value-type="date">
            <text:p>12/05/17</text:p>
          </table:table-cell>
          <table:table-cell/>
          <table:table-cell table:style-name="ce6" office:value-type="date" office:date-value="2020-07-31" calcext:value-type="date">
            <text:p>31/07/20</text:p>
          </table:table-cell>
          <table:table-cell table:number-columns-repeated="26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00</text:p>
          </table:table-cell>
          <table:table-cell office:value-type="string" calcext:value-type="string">
            <text:p>Nitin Gulati</text:p>
          </table:table-cell>
          <table:table-cell office:value-type="string" calcext:value-type="string">
            <text:p>A210603</text:p>
          </table:table-cell>
          <table:table-cell office:value-type="float" office:value="988" calcext:value-type="float">
            <text:p>988</text:p>
          </table:table-cell>
          <table:table-cell office:value-type="float" office:value="380" calcext:value-type="float">
            <text:p>380</text:p>
          </table:table-cell>
          <table:table-cell table:style-name="ce6" office:value-type="date" office:date-value="2020-01-10" calcext:value-type="date">
            <text:p>10/01/20</text:p>
          </table:table-cell>
          <table:table-cell table:number-columns-repeated="28"/>
          <table:table-cell office:value-type="float" office:value="8000" calcext:value-type="float">
            <text:p>800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5.999cm" svg:height="8.999cm" svg:x="6.443cm" svg:y="1.142cm">
            <draw:object draw:notify-on-update-of-ranges="Sheet2.D8:Sheet2.E12 Sheet2.F7:Sheet2.F7 Sheet2.F8:Sheet2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ANSWER 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9:49:27.409895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8:51:52.725111253</meta:creation-date>
    <dc:date>2021-10-14T19:44:06.282101560</dc:date>
    <meta:editing-duration>PT4M9S</meta:editing-duration>
    <meta:editing-cycles>1</meta:editing-cycles>
    <meta:generator>LibreOffice/6.4.6.2$Linux_X86_64 LibreOffice_project/40$Build-2</meta:generator>
    <meta:document-statistic meta:table-count="3" meta:cell-count="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56cm" svg:y="4.198cm" style:legend-expansion="high" chart:style-name="ch2"/>
        <chart:plot-area chart:style-name="ch3" table:cell-range-address="Sheet2.D7:Sheet2.F12" chart:data-source-has-labels="both" svg:x="1.118cm" svg:y="1.04cm" svg:width="13.714cm" svg:height="8.61cm">
          <chartooo:coordinate-region svg:x="3.399cm" svg:y="1.136cm" svg:width="11.05cm" svg:height="7.861cm"/>
          <chart:axis chart:dimension="x" chart:name="primary-x" chart:style-name="ch4" chartooo:axis-type="auto">
            <chartooo:date-scale/>
            <chart:categories table:cell-range-address="Sheet2.D8:Sheet2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8:Sheet2.F12" chart:label-cell-address="Sheet2.F7:Sheet2.F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  <draw:g>
                  <svg:desc>Sheet2.F7:Sheet2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2.D8:Sheet2.E12</svg:desc>
                </draw:g>
              </table:table-cell>
              <table:table-cell office:value-type="float" office:value="NaN">
                <text:p>NaN</text:p>
                <draw:g>
                  <svg:desc>Sheet2.F8:Sheet2.F12</svg:desc>
                </draw:g>
              </table:table-cell>
            </table:table-row>
            <table:table-row>
              <table:table-cell office:value-type="string">
                <text:p>Nisha Arora A110203</text:p>
                <text:list>
                  <text:list-item>
                    <text:p>Nisha Arora</text:p>
                  </text:list-item>
                  <text:list-item>
                    <text:p>A110203</text:p>
                  </text:list-item>
                </text:list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Ankit Aggrawal A110302</text:p>
                <text:list>
                  <text:list-item>
                    <text:p>Ankit Aggrawal</text:p>
                  </text:list-item>
                  <text:list-item>
                    <text:p>A110302</text:p>
                  </text:list-item>
                </text:list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Ekaansh Singh A210908</text:p>
                <text:list>
                  <text:list-item>
                    <text:p>Ekaansh Singh</text:p>
                  </text:list-item>
                  <text:list-item>
                    <text:p>A210908</text:p>
                  </text:list-item>
                </text:list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Nitin Gulati A210603</text:p>
                <text:list>
                  <text:list-item>
                    <text:p>Nitin Gulati</text:p>
                  </text:list-item>
                  <text:list-item>
                    <text:p>A210603</text:p>
                  </text:list-item>
                </text:list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